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5.667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0" style:family="table-row">
      <style:table-row-properties fo:keep-together="auto"/>
    </style:style>
    <style:style style:name="Table1.16" style:family="table-row">
      <style:table-row-properties style:min-row-height="1.725cm" fo:keep-together="auto"/>
    </style:style>
    <style:style style:name="P1" style:family="paragraph" style:parent-style-name="Standard">
      <style:text-properties fo:font-weight="normal" officeooo:rsid="0009cf79" officeooo:paragraph-rsid="0009cf79" style:font-weight-asian="normal" style:font-weight-complex="normal"/>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cf79" officeooo:paragraph-rsid="0009cf7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33f7" officeooo:paragraph-rsid="000b33f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a3e4" officeooo:paragraph-rsid="000ba3e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15a9" officeooo:paragraph-rsid="000d15a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1e92" officeooo:paragraph-rsid="000e1e9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0e67" officeooo:paragraph-rsid="000f0e6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03c8" officeooo:paragraph-rsid="001003c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6a97" officeooo:paragraph-rsid="00116a9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c4d" officeooo:paragraph-rsid="00150c4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4aa3" officeooo:paragraph-rsid="00164aa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eb9" officeooo:paragraph-rsid="00177eb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text-properties fo:font-weight="bold" officeooo:rsid="0009cf79" officeooo:paragraph-rsid="0009cf79" style:font-weight-asian="bold" style:font-weight-complex="bold"/>
    </style:style>
    <style:style style:name="P14" style:family="paragraph" style:parent-style-name="Standard">
      <style:paragraph-properties fo:text-align="center" style:justify-single-word="false"/>
      <style:text-properties fo:font-weight="bold" officeooo:rsid="0022eb81" officeooo:paragraph-rsid="0022eb81" style:font-weight-asian="bold" style:font-weight-complex="bold"/>
    </style:style>
    <style:style style:name="P15" style:family="paragraph" style:parent-style-name="Standard">
      <style:text-properties fo:font-weight="normal" officeooo:rsid="0018ec0c" officeooo:paragraph-rsid="0018ec0c" style:font-weight-asian="normal" style:font-weight-complex="normal"/>
    </style:style>
    <style:style style:name="P16" style:family="paragraph" style:parent-style-name="Standard">
      <style:text-properties fo:font-weight="normal" officeooo:rsid="0018ec0c" officeooo:paragraph-rsid="001f5aaf" style:font-weight-asian="normal" style:font-weight-complex="normal"/>
    </style:style>
    <style:style style:name="P17" style:family="paragraph" style:parent-style-name="Standard">
      <style:text-properties fo:font-weight="normal" officeooo:rsid="002453e0" officeooo:paragraph-rsid="001f5aaf" style:font-weight-asian="normal" style:font-weight-complex="normal"/>
    </style:style>
    <style:style style:name="P18" style:family="paragraph" style:parent-style-name="Standard">
      <style:text-properties fo:font-weight="normal" officeooo:rsid="0010317b" officeooo:paragraph-rsid="001f5aaf" style:font-weight-asian="normal" style:font-weight-complex="normal"/>
    </style:style>
    <style:style style:name="P19" style:family="paragraph" style:parent-style-name="Standard">
      <style:text-properties fo:font-weight="normal" officeooo:rsid="0013ba71" officeooo:paragraph-rsid="001f5aaf" style:font-weight-asian="normal" style:font-weight-complex="normal"/>
    </style:style>
    <style:style style:name="P20" style:family="paragraph" style:parent-style-name="Standard">
      <style:text-properties fo:font-weight="normal" officeooo:rsid="001424fe" officeooo:paragraph-rsid="001f5aaf" style:font-weight-asian="normal" style:font-weight-complex="normal"/>
    </style:style>
    <style:style style:name="P21" style:family="paragraph" style:parent-style-name="Standard">
      <style:text-properties officeooo:paragraph-rsid="001f5aaf"/>
    </style:style>
    <style:style style:name="P22" style:family="paragraph" style:parent-style-name="Standard">
      <style:paragraph-properties fo:text-align="center" style:justify-single-word="false"/>
      <style:text-properties fo:font-size="15pt" fo:font-weight="bold" officeooo:rsid="0022eb81" officeooo:paragraph-rsid="0022eb81"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2pt" fo:font-weight="normal" officeooo:rsid="0022eb81" officeooo:paragraph-rsid="0022eb81" style:font-size-asian="10.5pt" style:font-weight-asian="normal" style:font-size-complex="12pt" style:font-weight-complex="normal"/>
    </style:style>
    <style:style style:name="T1" style:family="text">
      <style:text-properties officeooo:rsid="000f0e67"/>
    </style:style>
    <style:style style:name="T2" style:family="text">
      <style:text-properties officeooo:rsid="00116a97"/>
    </style:style>
    <style:style style:name="T3" style:family="text">
      <style:text-properties officeooo:rsid="00177eb9"/>
    </style:style>
    <style:style style:name="T4" style:family="text">
      <style:text-properties officeooo:rsid="001a77d1"/>
    </style:style>
    <style:style style:name="T5" style:family="text">
      <style:text-properties officeooo:rsid="0011b04b"/>
    </style:style>
    <style:style style:name="T6" style:family="text">
      <style:text-properties officeooo:rsid="0021176e"/>
    </style:style>
    <style:style style:name="T7" style:family="text">
      <style:text-properties fo:font-weight="normal" officeooo:rsid="0011b04b" style:font-weight-asian="normal" style:font-weight-complex="normal"/>
    </style:style>
    <style:style style:name="T8" style:family="text">
      <style:text-properties fo:font-weight="normal" officeooo:rsid="0021176e" style:font-weight-asian="normal" style:font-weight-complex="normal"/>
    </style:style>
    <style:style style:name="T9" style:family="text">
      <style:text-properties fo:font-weight="normal" officeooo:rsid="0012dc51" style:font-weight-asian="normal" style:font-weight-complex="normal"/>
    </style:style>
    <style:style style:name="T10" style:family="text">
      <style:text-properties fo:font-weight="normal" officeooo:rsid="0022b131" style:font-weight-asian="normal" style:font-weight-complex="normal"/>
    </style:style>
    <style:style style:name="T11" style:family="text">
      <style:text-properties fo:font-weight="normal" officeooo:rsid="0013ba71" style:font-weight-asian="normal" style:font-weight-complex="normal"/>
    </style:style>
    <style:style style:name="T12" style:family="text">
      <style:text-properties fo:font-weight="normal" officeooo:rsid="001424fe" style:font-weight-asian="normal" style:font-weight-complex="normal"/>
    </style:style>
    <style:style style:name="T13" style:family="text">
      <style:text-properties fo:font-weight="normal" officeooo:rsid="00187a7e" style:font-weight-asian="normal" style:font-weight-complex="normal"/>
    </style:style>
    <style:style style:name="T14" style:family="text">
      <style:text-properties fo:font-weight="normal" officeooo:rsid="0014debc" style:font-weight-asian="normal" style:font-weight-complex="normal"/>
    </style:style>
    <style:style style:name="T15" style:family="text">
      <style:text-properties fo:font-weight="normal" officeooo:rsid="0017433b" style:font-weight-asian="normal" style:font-weight-complex="normal"/>
    </style:style>
    <style:style style:name="T16" style:family="text">
      <style:text-properties fo:font-weight="normal" officeooo:rsid="0015e05c" style:font-weight-asian="normal" style:font-weight-complex="normal"/>
    </style:style>
    <style:style style:name="T17" style:family="text">
      <style:text-properties fo:font-weight="normal" officeooo:rsid="002453e0" style:font-weight-asian="normal" style:font-weight-complex="normal"/>
    </style:style>
    <style:style style:name="T18" style:family="text">
      <style:text-properties fo:font-weight="normal" officeooo:rsid="001dcfd9" style:font-weight-asian="normal" style:font-weight-complex="normal"/>
    </style:style>
    <style:style style:name="T19" style:family="text">
      <style:text-properties fo:font-weight="normal" officeooo:rsid="001e5b37" style:font-weight-asian="normal" style:font-weight-complex="normal"/>
    </style:style>
    <style:style style:name="T20" style:family="text">
      <style:text-properties fo:font-weight="normal" officeooo:rsid="001b1009" style:font-weight-asian="normal" style:font-weight-complex="normal"/>
    </style:style>
    <style:style style:name="T21" style:family="text">
      <style:text-properties fo:font-weight="normal" officeooo:rsid="002555e9" style:font-weight-asian="normal" style:font-weight-complex="normal"/>
    </style:style>
    <style:style style:name="T22" style:family="text">
      <style:text-properties fo:font-weight="normal" officeooo:rsid="00254fb6" style:font-weight-asian="normal" style:font-weight-complex="normal"/>
    </style:style>
    <style:style style:name="T23" style:family="text">
      <style:text-properties fo:font-weight="normal" officeooo:rsid="001dd212" style:font-weight-asian="normal" style:font-weight-complex="normal"/>
    </style:style>
    <style:style style:name="T24" style:family="text">
      <style:text-properties fo:font-weight="normal" officeooo:rsid="001fa556" style:font-weight-asian="normal" style:font-weight-complex="normal"/>
    </style:style>
    <style:style style:name="T25" style:family="text">
      <style:text-properties fo:font-weight="normal" officeooo:rsid="0023a3fc" style:font-weight-asian="normal" style:font-weight-complex="normal"/>
    </style:style>
    <style:style style:name="T26" style:family="text">
      <style:text-properties fo:font-weight="normal" officeooo:rsid="00257255" style:font-weight-asian="normal" style:font-weight-complex="normal"/>
    </style:style>
    <style:style style:name="T27" style:family="text">
      <style:text-properties fo:font-weight="normal" officeooo:rsid="0029415e" style:font-weight-asian="normal" style:font-weight-complex="normal"/>
    </style:style>
    <style:style style:name="T28" style:family="text">
      <style:text-properties officeooo:rsid="001424fe"/>
    </style:style>
    <style:style style:name="T29" style:family="text">
      <style:text-properties officeooo:rsid="0022b131"/>
    </style:style>
    <style:style style:name="T30" style:family="text">
      <style:text-properties officeooo:rsid="0015e05c"/>
    </style:style>
    <style:style style:name="T31" style:family="text">
      <style:text-properties officeooo:rsid="0022eb81"/>
    </style:style>
    <style:style style:name="T32" style:family="text">
      <style:text-properties officeooo:rsid="0023a3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sare Anochie, c2059143</text:p>
      <text:p text:style-name="P22">Report</text:p>
      <text:p text:style-name="P15"/>
      <text:p text:style-name="P16">In the completion of this group project, I was initially assigned the creation of QuizIO class, which <text:span text:style-name="T4">changed towards the end of the project to</text:span> Generat<text:span text:style-name="T4">e</text:span>Quiz, <text:span text:style-name="T4">as the project increased in size</text:span>. </text:p>
      <text:p text:style-name="P16"/>
      <text:p text:style-name="P18">The GenerateQuiz class is <text:span text:style-name="T5">designed</text:span> to manage user input and program output. The initial design for this class was to allow the user to be able to create a new quiz by generating a set of random questions selected by the user, with the option to select the set of questions generated by type and topic. <text:span text:style-name="T6">Moreover,</text:span> the user need<text:span text:style-name="T32">ed </text:span>to be able to generate a set of questions by type or topic alone <text:span text:style-name="T32">and generate a set of random questions</text:span>. The GenerateQuiz class was further enhanced by allowing the user to be able to generate a set of questions of the same type and/or topic with questions they had previously answered incorrectly; allowing the user to create a custom quiz <text:span text:style-name="T5">by selecting the desired length of the of quiz from an option of lengths. </text:span></text:p>
      <text:p text:style-name="P18"/>
      <text:p text:style-name="P21"><text:span text:style-name="T7">Each quiz created would need to have a title, a set of random and distinct questions, the length of the set of questions and a score which would be later updated once the quiz was taken. In the GenerateQuiz class the user is prompted to set a unique title for the new quiz created, which </text:span><text:span text:style-name="T8">is</text:span><text:span text:style-name="T7"> handled by </text:span><text:span text:style-name="T8">the </text:span><text:span text:style-name="T25">help of the </text:span><text:span text:style-name="T7">QuizManager </text:span><text:span text:style-name="T8">class</text:span><text:span text:style-name="T7">. T</text:span><text:span text:style-name="T8">his class holds all the previously created quizzes and it returned a set of all the tittles assigned to each quiz, which ensured that the title assigned to a new quiz is unique.</text:span></text:p>
      <text:p text:style-name="P21"><text:span text:style-name="T8"/></text:p>
      <text:p text:style-name="P21"><text:span text:style-name="T9">As previously mentioned, the user needed to be able to generate a custom </text:span><text:span text:style-name="T10">sub</text:span><text:span text:style-name="T9">set of questions. In order to handle this requirement, the GenerateQuiz class </text:span><text:span text:style-name="T8">made </text:span><text:span text:style-name="T9">use </text:span><text:span text:style-name="T8">of</text:span><text:span text:style-name="T9"> methods from </text:span><text:span text:style-name="T10">a</text:span><text:span text:style-name="T9"> class called Listing. The Listing class was not assigned to me to complete, however as I got to a point in the creation of GenerateQuiz I could not go further in the development as I needed these methods to be fully working, therefore I contributed in the creation of the various question sub listing methods. </text:span></text:p>
      <text:p text:style-name="P21"><text:span text:style-name="T9">The Listing class needed to retrieve all the questions from the </text:span><text:span text:style-name="T10">q</text:span><text:span text:style-name="T9">ues</text:span><text:span text:style-name="T10">t</text:span><text:span text:style-name="T9">ion</text:span><text:span text:style-name="T10">s</text:span><text:span text:style-name="T9"> table and return a sub set of questions with specified topic and or type. Furthermore, each method </text:span><text:span text:style-name="T10">which</text:span><text:span text:style-name="T9"> generate</text:span><text:span text:style-name="T10">d</text:span><text:span text:style-name="T9"> a set of questions needed to have the functionality to create another subset which took in account if the user had previously answered the question incorrectly, and then be able to return a subset of incorrectly answered question with user defined type and or topic. </text:span><text:span text:style-name="T11">This allowed for the previously answered incorrectly </text:span><text:span text:style-name="T26">questions</text:span><text:span text:style-name="T11"> feature to be handled in the Listing class instead of the of GenerateQuiz class, </text:span></text:p>
      <text:p text:style-name="P19">allowing the GenerateQuiz class to only handle creation of user custom quizzes, which in turn refined the project structure. </text:p>
      <text:p text:style-name="P19"/>
      <text:p text:style-name="P19">Upon the completion of these two classes, it became very clear that when giving the user an option to select the quiz length, if the set of custom questions generated was not large enough to match the selected quiz length the program would not generate these questions and it would get stuck on a loop in the Listing class, <text:span text:style-name="T28">without returning to the main menu</text:span>. This issue evolved as the Questions table did not have enough questions of the same type for each topic to create a quiz of <text:span text:style-name="T29">fifteen or twenty</text:span> questions of the same type as it only held ten short answer questions and ten multiple choice questions. </text:p>
      <text:p text:style-name="P21"><text:span text:style-name="T12">I presented this issue to the team, and the solution </text:span><text:span text:style-name="T10">was to </text:span><text:span text:style-name="T12">add ten more questions for each type in each topic. However, this meant a set of eighty new questions </text:span><text:span text:style-name="T13">needed to be created</text:span><text:span text:style-name="T12">, which </text:span><text:span text:style-name="T14">in the creation of the original set of eighty questions proved</text:span><text:span text:style-name="T12"> to be quite time consuming. </text:span><text:span text:style-name="T14">T</text:span><text:span text:style-name="T12">herefore, it was decided that the user would still </text:span><text:span text:style-name="T15">be</text:span><text:span text:style-name="T12"> prompted with the option to create a quiz out of twenty or fifteen questions, but the </text:span><text:span text:style-name="T16">method to generate the questions in the Listing</text:span><text:span text:style-name="T12"> class would let the user know that there are not enough question </text:span><text:span text:style-name="T14">and </text:span><text:span text:style-name="T16">it would </text:span><text:span text:style-name="T14">set the quiz length to the number of questions available. </text:span><text:span text:style-name="T16">This solve</text:span><text:span text:style-name="T17">d</text:span><text:span text:style-name="T16"> the initial issue and by allowing the user to still have the option to create a quiz of fifteen or </text:span><text:span text:style-name="T15">twenty</text:span><text:span text:style-name="T16"> questions the user would be able to create a custom quiz </text:span><text:span text:style-name="T17">with the provided </text:span><text:soft-page-break/><text:span text:style-name="T17">length option</text:span><text:span text:style-name="T16"> when they decide</text:span><text:span text:style-name="T17">d</text:span><text:span text:style-name="T16"> to add more questions to the table in the future through the </text:span><text:span text:style-name="T15">main menu.</text:span></text:p>
      <text:p text:style-name="P20"><text:span text:style-name="T30"><text:s/></text:span></text:p>
      <text:p text:style-name="P21"><text:span text:style-name="T16">One of the areas I did not agree on while completing this project was </text:span><text:span text:style-name="T18">how the relationship between the tables in the database w</text:span><text:span text:style-name="T19">as</text:span><text:span text:style-name="T18"> </text:span><text:span text:style-name="T16">set up.</text:span><text:span text:style-name="T15"> </text:span><text:span text:style-name="T18">A</text:span><text:span text:style-name="T16">s we did not use a many to many mapping annotation between the </text:span><text:span text:style-name="T13">q</text:span><text:span text:style-name="T16">uestions table and the </text:span><text:span text:style-name="T13">q</text:span><text:span text:style-name="T16">uizzes table </text:span><text:span text:style-name="T15">to describe the many to many relationship between these two tables, </text:span><text:span text:style-name="T13">as shown in the hibernate examples</text:span><text:span text:style-name="T16">. In my branch I added this functionality so we could make sure that the question ids in the quizzes table were equivalent to the ones in the questions table </text:span><text:span text:style-name="T13">by the use of foreign and primary keys.</text:span><text:span text:style-name="T16"> </text:span><text:span text:style-name="T18">H</text:span><text:span text:style-name="T15">owever, the team decided it would be better to use a </text:span><text:span text:style-name="T18">different </text:span><text:span text:style-name="T15">approach to relate the two tables, </text:span><text:span text:style-name="T13">by making sure the array of question ids generated in </text:span><text:span text:style-name="T18">the</text:span><text:span text:style-name="T13"> Listing class were from </text:span><text:span text:style-name="T20">the id field in each question object </text:span><text:span text:style-name="T18">queried</text:span><text:span text:style-name="T15">. This meant </text:span><text:span text:style-name="T20">that the quizzes table would be populated by t</text:span><text:span text:style-name="T17">wen</text:span><text:span text:style-name="T21">ty</text:span><text:span text:style-name="T17"> extra columns, each holding </text:span><text:span text:style-name="T22">a </text:span><text:span text:style-name="T17">question id, </text:span><text:span text:style-name="T22">meaning the rest of the </text:span><text:span text:style-name="T27">question id </text:span><text:span text:style-name="T22">columns would be null when a quiz with less then twenty questions is created.</text:span><text:span text:style-name="T20"> This is definitely one of the aspects of the project I would </text:span><text:span text:style-name="T19">optimise</text:span><text:span text:style-name="T20">, as when retrieving a quiz from the quizzes table it return</text:span><text:span text:style-name="T19">s</text:span><text:span text:style-name="T20"> a quiz object with null values. Whereas, with the many to many relationship the quiz</text:span><text:span text:style-name="T21">zes</text:span><text:span text:style-name="T20"> table would only need to store the id, title, length and score of the quiz </text:span><text:span text:style-name="T19">while </text:span><text:span text:style-name="T20">the </text:span><text:span text:style-name="T19">set of </text:span><text:span text:style-name="T20">questions in the quiz </text:span><text:span text:style-name="T19">is</text:span><text:span text:style-name="T20"> stored in a separate table holding </text:span><text:span text:style-name="T18">the quiz id and the question id. From which the </text:span><text:span text:style-name="T19">set</text:span><text:span text:style-name="T18"> of questions for each quiz c</text:span><text:span text:style-name="T19">an</text:span><text:span text:style-name="T18"> be stored in the quiz object in a </text:span><text:span text:style-name="T19">set </text:span><text:span text:style-name="T18">with </text:span><text:span text:style-name="T21">a</text:span><text:span text:style-name="T18"> many to many annotation </text:span><text:span text:style-name="T19">mapping the relationship</text:span><text:span text:style-name="T18">. Which </text:span><text:span text:style-name="T19">in turn, ensures</text:span><text:span text:style-name="T18"> no null values </text:span><text:span text:style-name="T19">ar</text:span><text:span text:style-name="T18">e stored in any of these tables, and retrieving the set of questions </text:span><text:span text:style-name="T23">per quiz </text:span><text:span text:style-name="T18">could be done </text:span><text:span text:style-name="T23">with a getter in</text:span><text:span text:style-name="T18"> the Quiz class, </text:span><text:span text:style-name="T19">allowing for a simpler way to update the set of questions for a quiz, which the project </text:span><text:span text:style-name="T24">requires</text:span><text:span text:style-name="T19">. </text:span></text:p>
      <text:p text:style-name="P17"/>
      <text:p text:style-name="P13"/>
      <text:p text:style-name="P13"/>
      <text:p text:style-name="P22">Log</text:p>
      <text:p text:style-name="P14"/>
      <table:table table:name="Table1" table:style-name="Table1" table:template-name="Default Style">
        <table:table-column table:style-name="Table1.A" table:number-columns-repeated="3"/>
        <table:table-row table:style-name="TableLine94104539835904">
          <table:table-cell table:style-name="Table1.A1" office:value-type="string">
            <text:p text:style-name="P2">File/Method Created or Modified</text:p>
          </table:table-cell>
          <table:table-cell table:style-name="Table1.A1" office:value-type="string">
            <text:p text:style-name="P2">Date</text:p>
          </table:table-cell>
          <table:table-cell table:style-name="Table1.C1" office:value-type="string">
            <text:p text:style-name="P2">Description of work</text:p>
          </table:table-cell>
        </table:table-row>
        <table:table-row table:style-name="TableLine94104541190512">
          <table:table-cell table:style-name="Table1.A2" office:value-type="string">
            <text:p text:style-name="P2">QuizIO.java</text:p>
          </table:table-cell>
          <table:table-cell table:style-name="Table1.A2" office:value-type="string">
            <text:p text:style-name="P2">10/03/23</text:p>
          </table:table-cell>
          <table:table-cell table:style-name="Table1.C2" office:value-type="string">
            <text:p text:style-name="P2">Created QuizIO class.</text:p>
          </table:table-cell>
        </table:table-row>
        <table:table-row table:style-name="TableLine94104541191648">
          <table:table-cell table:style-name="Table1.A2" office:value-type="string">
            <text:p text:style-name="P2">QuizIO.main()</text:p>
          </table:table-cell>
          <table:table-cell table:style-name="Table1.A2" office:value-type="string">
            <text:p text:style-name="P2">10/03/23</text:p>
          </table:table-cell>
          <table:table-cell table:style-name="Table1.C2" office:value-type="string">
            <text:p text:style-name="P2">Created initial method which gets user input to select: topic, type, quiz length and incorrect questions selection.</text:p>
          </table:table-cell>
        </table:table-row>
        <table:table-row table:style-name="TableLine94104470887024">
          <table:table-cell table:style-name="Table1.A2" office:value-type="string">
            <text:p text:style-name="P3">Quiz constructor</text:p>
          </table:table-cell>
          <table:table-cell table:style-name="Table1.A2" office:value-type="string">
            <text:p text:style-name="P3">13/03/23</text:p>
          </table:table-cell>
          <table:table-cell table:style-name="Table1.C2" office:value-type="string">
            <text:p text:style-name="P3">Updated Quiz constructor to take a list of question ids and assign each question id to their respective field.</text:p>
          </table:table-cell>
        </table:table-row>
        <table:table-row table:style-name="TableLine94104470887872">
          <table:table-cell table:style-name="Table1.A2" office:value-type="string">
            <text:p text:style-name="P3">Listing.typeQuery()</text:p>
          </table:table-cell>
          <table:table-cell table:style-name="Table1.A2" office:value-type="string">
            <text:p text:style-name="P3">14/03/23</text:p>
          </table:table-cell>
          <table:table-cell table:style-name="Table1.C2" office:value-type="string">
            <text:p text:style-name="P3">Added typeQuery() method, retrieves a list of question objects by type.</text:p>
          </table:table-cell>
        </table:table-row>
        <table:table-row table:style-name="TableLine94104470888672">
          <table:table-cell table:style-name="Table1.A2" office:value-type="string">
            <text:p text:style-name="P3">Listing.topicQuery()</text:p>
          </table:table-cell>
          <table:table-cell table:style-name="Table1.A2" office:value-type="string">
            <text:p text:style-name="P3">14/03/23</text:p>
          </table:table-cell>
          <table:table-cell table:style-name="Table1.C2" office:value-type="string">
            <text:p text:style-name="P3">Added topicQuery() method, retrieves a list of question objects by topic.</text:p>
          </table:table-cell>
        </table:table-row>
        <table:table-row table:style-name="TableLine94104470889504">
          <table:table-cell table:style-name="Table1.A2" office:value-type="string">
            <text:p text:style-name="P3">Listing constructor</text:p>
          </table:table-cell>
          <table:table-cell table:style-name="Table1.A2" office:value-type="string">
            <text:p text:style-name="P3">14/03/23</text:p>
          </table:table-cell>
          <table:table-cell table:style-name="Table1.C2" office:value-type="string">
            <text:p text:style-name="P3">Created constructor for listing class, which adds all questions in the Questions table to allQuestions list.</text:p>
          </table:table-cell>
        </table:table-row>
        <table:table-row table:style-name="TableLine94104470890464">
          <table:table-cell table:style-name="Table1.A2" office:value-type="string">
            <text:p text:style-name="P4">Listing.typeQuery and <text:soft-page-break/>topicQuery</text:p>
          </table:table-cell>
          <table:table-cell table:style-name="Table1.A2" office:value-type="string">
            <text:p text:style-name="P4">14/03/23</text:p>
          </table:table-cell>
          <table:table-cell table:style-name="Table1.C2" office:value-type="string">
            <text:p text:style-name="P4">Removed both methods.</text:p>
          </table:table-cell>
        </table:table-row>
        <table:table-row table:style-name="TableLine94104538796752">
          <table:table-cell table:style-name="Table1.A2" office:value-type="string">
            <text:p text:style-name="P4">Listing. generatedQuestions</text:p>
          </table:table-cell>
          <table:table-cell table:style-name="Table1.A2" office:value-type="string">
            <text:p text:style-name="P4">14/03/23</text:p>
          </table:table-cell>
          <table:table-cell table:style-name="Table1.C2" office:value-type="string">
            <text:p text:style-name="P4">Added method to return a list of queried question ids given topic , type, incorrect questions and limit which determines the length of the list generated.</text:p>
          </table:table-cell>
        </table:table-row>
        <table:table-row table:style-name="Table1.10">
          <table:table-cell table:style-name="Table1.A2" office:value-type="string">
            <text:p text:style-name="P4">Listing.randomQuestionsIds</text:p>
          </table:table-cell>
          <table:table-cell table:style-name="Table1.A2" office:value-type="string">
            <text:p text:style-name="P4">15/03/23</text:p>
          </table:table-cell>
          <table:table-cell table:style-name="Table1.C2" office:value-type="string">
            <text:p text:style-name="P4">Added method to return a list of random and distinct question ids given length for the size of the list to be generated.</text:p>
          </table:table-cell>
        </table:table-row>
        <table:table-row table:style-name="Table1.10">
          <table:table-cell table:style-name="Table1.A2" office:value-type="string">
            <text:p text:style-name="P5">Quiz and Question</text:p>
          </table:table-cell>
          <table:table-cell table:style-name="Table1.A2" office:value-type="string">
            <text:p text:style-name="P5">16/03/23</text:p>
          </table:table-cell>
          <table:table-cell table:style-name="Table1.C2" office:value-type="string">
            <text:p text:style-name="P5">Mapped many to many relationship for the two classes, so we can ensure that list of question ids generated are in questions table by using foreign keys and creating a new table.</text:p>
          </table:table-cell>
        </table:table-row>
        <table:table-row table:style-name="Table1.10">
          <table:table-cell table:style-name="Table1.A2" office:value-type="string">
            <text:p text:style-name="P5">Listing.randomQuestionIds →</text:p>
            <text:p text:style-name="P5">randomQuestions</text:p>
          </table:table-cell>
          <table:table-cell table:style-name="Table1.A2" office:value-type="string">
            <text:p text:style-name="P5">16/03/23</text:p>
          </table:table-cell>
          <table:table-cell table:style-name="Table1.C2" office:value-type="string">
            <text:p text:style-name="P5">Changed method to return a list of Question objects instead of question ids, to be added to list of questions in quiz class when generated.</text:p>
          </table:table-cell>
        </table:table-row>
        <table:table-row table:style-name="Table1.10">
          <table:table-cell table:style-name="Table1.A2" office:value-type="string">
            <text:p text:style-name="P5">Listing, Quiz and Question</text:p>
          </table:table-cell>
          <table:table-cell table:style-name="Table1.A2" office:value-type="string">
            <text:p text:style-name="P5">17/03/23</text:p>
          </table:table-cell>
          <table:table-cell table:style-name="Table1.C2" office:value-type="string">
            <text:p text:style-name="P5">Removed many to many mapping, because the team wanted to use the question ids as the columns for the Quizzes table. Changed back question generation methods to return list of question ids.</text:p>
          </table:table-cell>
        </table:table-row>
        <table:table-row table:style-name="Table1.10">
          <table:table-cell table:style-name="Table1.A2" office:value-type="string">
            <text:p text:style-name="P6">QuizIO.randomQuiz()</text:p>
          </table:table-cell>
          <table:table-cell table:style-name="Table1.A2" office:value-type="string">
            <text:p text:style-name="P6">17/03/23</text:p>
          </table:table-cell>
          <table:table-cell table:style-name="Table1.C2" office:value-type="string">
            <text:p text:style-name="P6">Added method to generate a quiz made of random question ids.</text:p>
          </table:table-cell>
        </table:table-row>
        <table:table-row table:style-name="Table1.10">
          <table:table-cell table:style-name="Table1.A2" office:value-type="string">
            <text:p text:style-name="P6">Quiz constructor</text:p>
          </table:table-cell>
          <table:table-cell table:style-name="Table1.A2" office:value-type="string">
            <text:p text:style-name="P6">17/03/23</text:p>
          </table:table-cell>
          <table:table-cell table:style-name="Table1.C2" office:value-type="string">
            <text:p text:style-name="P6">Modified constructor to take an array of int instead of a list of Integers as wrapper class was giving issues with setting the field values.</text:p>
          </table:table-cell>
        </table:table-row>
        <table:table-row table:style-name="Table1.16">
          <table:table-cell table:style-name="Table1.A2" office:value-type="string">
            <text:p text:style-name="P6">Listing.generatedQuestions()</text:p>
            <text:p text:style-name="P7">Listing.randomQuestionsId()</text:p>
          </table:table-cell>
          <table:table-cell table:style-name="Table1.A2" office:value-type="string">
            <text:p text:style-name="P6">17/03/23</text:p>
          </table:table-cell>
          <table:table-cell table:style-name="Table1.C2" office:value-type="string">
            <text:p text:style-name="P6">Modified method<text:span text:style-name="T1">s</text:span> to return an array of primitive type integers instead of List&lt;Integer&gt;.</text:p>
          </table:table-cell>
        </table:table-row>
        <table:table-row table:style-name="Table1.10">
          <table:table-cell table:style-name="Table1.A2" office:value-type="string">
            <text:p text:style-name="P8">Listing.randomIndexList()</text:p>
          </table:table-cell>
          <table:table-cell table:style-name="Table1.A2" office:value-type="string">
            <text:p text:style-name="P8">17/03/23</text:p>
          </table:table-cell>
          <table:table-cell table:style-name="Table1.C2" office:value-type="string">
            <text:p text:style-name="P8">Added method which takes a list of question objects and returns a list of random and distinct question ids.</text:p>
          </table:table-cell>
        </table:table-row>
        <table:table-row table:style-name="Table1.10">
          <table:table-cell table:style-name="Table1.A2" office:value-type="string">
            <text:p text:style-name="P8">Listing.questionsToIdArray()</text:p>
          </table:table-cell>
          <table:table-cell table:style-name="Table1.A2" office:value-type="string">
            <text:p text:style-name="P8">17/03/23</text:p>
          </table:table-cell>
          <table:table-cell table:style-name="Table1.C2" office:value-type="string">
            <text:p text:style-name="P8">Added method which takes a list of Questions, turns them into question ids using randomIndexList() and returns <text:soft-page-break/>an array of question ids. </text:p>
          </table:table-cell>
        </table:table-row>
        <table:table-row table:style-name="Table1.10">
          <table:table-cell table:style-name="Table1.A2" office:value-type="string">
            <text:p text:style-name="P8">Listing.randomQuestionsIdTopic()</text:p>
          </table:table-cell>
          <table:table-cell table:style-name="Table1.A2" office:value-type="string">
            <text:p text:style-name="P8">17/03/23</text:p>
          </table:table-cell>
          <table:table-cell table:style-name="Table1.C2" office:value-type="string">
            <text:p text:style-name="P8">Removed previous method to generatedQuestions. Added method to return array of question ids given length, topic and whether to use incorrect question.</text:p>
          </table:table-cell>
        </table:table-row>
        <table:table-row table:style-name="Table1.10">
          <table:table-cell table:style-name="Table1.A2" office:value-type="string">
            <text:p text:style-name="P8">Listing.randomQuestionsIdType()</text:p>
          </table:table-cell>
          <table:table-cell table:style-name="Table1.A2" office:value-type="string">
            <text:p text:style-name="P8">17/03/23</text:p>
          </table:table-cell>
          <table:table-cell table:style-name="Table1.C2" office:value-type="string">
            <text:p text:style-name="P8">Added method to return array of question ids given length, type and incorrect questions selection.</text:p>
          </table:table-cell>
        </table:table-row>
        <table:table-row table:style-name="Table1.10">
          <table:table-cell table:style-name="Table1.A2" office:value-type="string">
            <text:p text:style-name="P8">Listing.randomQuestionsIdIncorrect()</text:p>
          </table:table-cell>
          <table:table-cell table:style-name="Table1.A2" office:value-type="string">
            <text:p text:style-name="P8">17/03/23</text:p>
          </table:table-cell>
          <table:table-cell table:style-name="Table1.C2" office:value-type="string">
            <text:p text:style-name="P8">Added method to return array of question ids w<text:span text:style-name="T2">ith all previously answered incorrectly questions.</text:span></text:p>
          </table:table-cell>
        </table:table-row>
        <table:table-row table:style-name="Table1.10">
          <table:table-cell table:style-name="Table1.A2" office:value-type="string">
            <text:p text:style-name="P9">Listing.randomQuestionsId()</text:p>
          </table:table-cell>
          <table:table-cell table:style-name="Table1.A2" office:value-type="string">
            <text:p text:style-name="P9">17/03/23</text:p>
          </table:table-cell>
          <table:table-cell table:style-name="Table1.C2" office:value-type="string">
            <text:p text:style-name="P9">Added method to return array of random question ids given length to determine size of array.</text:p>
          </table:table-cell>
        </table:table-row>
        <table:table-row table:style-name="Table1.10">
          <table:table-cell table:style-name="Table1.A2" office:value-type="string">
            <text:p text:style-name="P9">QuizIO:</text:p>
            <text:p text:style-name="P9">type(), topic(), quizLength(), incorrect().</text:p>
            <text:p text:style-name="P9">RandomQuiz(), incorrectQuestionsQuiz(),</text:p>
            <text:p text:style-name="P9">specifiedQuizTopic(), </text:p>
            <text:p text:style-name="P9">specifiedQuizType(),</text:p>
            <text:p text:style-name="P9">specifiedQuizAll().</text:p>
            <text:p text:style-name="P9"/>
          </table:table-cell>
          <table:table-cell table:style-name="Table1.A2" office:value-type="string">
            <text:p text:style-name="P9">18/03/23</text:p>
          </table:table-cell>
          <table:table-cell table:style-name="Table1.C2" office:value-type="string">
            <text:p text:style-name="P9">Created methods to get topic, type, quizLength and incorrect questions selection from user input.</text:p>
            <text:p text:style-name="P9">Added methods to generate a quiz depending on user options.</text:p>
            <text:p text:style-name="P9">Created menu to display and run the quiz generation options.</text:p>
          </table:table-cell>
        </table:table-row>
        <table:table-row table:style-name="Table1.10">
          <table:table-cell table:style-name="Table1.A2" office:value-type="string">
            <text:p text:style-name="P10">QuizIO.incorrectQuizLength()</text:p>
          </table:table-cell>
          <table:table-cell table:style-name="Table1.A2" office:value-type="string">
            <text:p text:style-name="P10">18/03/23</text:p>
          </table:table-cell>
          <table:table-cell table:style-name="Table1.C2" office:value-type="string">
            <text:p text:style-name="P10">Added method to get the quizLength if user selects to make quiz out of previously answered incorrectly questions. As the quiz length when incorrect questions are selected will depend on how many incorrect questions there are in the Questions table.</text:p>
          </table:table-cell>
        </table:table-row>
        <table:table-row table:style-name="Table1.10">
          <table:table-cell table:style-name="Table1.A2" office:value-type="string">
            <text:p text:style-name="P10">Listing </text:p>
          </table:table-cell>
          <table:table-cell table:style-name="Table1.A2" office:value-type="string">
            <text:p text:style-name="P10">18/03/23</text:p>
          </table:table-cell>
          <table:table-cell table:style-name="Table1.C2" office:value-type="string">
            <text:p text:style-name="P10">Changed all the methods that return an array of question ids to change the length of the list of questions queried when incorrect option is selected.</text:p>
          </table:table-cell>
        </table:table-row>
        <table:table-row table:style-name="Table1.10">
          <table:table-cell table:style-name="Table1.A2" office:value-type="string">
            <text:p text:style-name="P11">QuizManager.java</text:p>
          </table:table-cell>
          <table:table-cell table:style-name="Table1.A2" office:value-type="string">
            <text:p text:style-name="P11">20/03/23</text:p>
          </table:table-cell>
          <table:table-cell table:style-name="Table1.C2" office:value-type="string">
            <text:p text:style-name="P11">Added QuizManager class which returns a list of all quiz titles and all quizzes.</text:p>
          </table:table-cell>
        </table:table-row>
        <table:table-row table:style-name="Table1.10">
          <table:table-cell table:style-name="Table1.A2" office:value-type="string">
            <text:p text:style-name="P11">Quiz</text:p>
          </table:table-cell>
          <table:table-cell table:style-name="Table1.A2" office:value-type="string">
            <text:p text:style-name="P11">20/03/23</text:p>
          </table:table-cell>
          <table:table-cell table:style-name="Table1.C2" office:value-type="string">
            <text:p text:style-name="P11">Added title field so each quiz can have an user set title upon creation.</text:p>
          </table:table-cell>
        </table:table-row>
        <text:soft-page-break/>
        <table:table-row table:style-name="Table1.10">
          <table:table-cell table:style-name="Table1.A2" office:value-type="string">
            <text:p text:style-name="P11">QuizIO.quizTitle</text:p>
          </table:table-cell>
          <table:table-cell table:style-name="Table1.A2" office:value-type="string">
            <text:p text:style-name="P11">20/03/23</text:p>
          </table:table-cell>
          <table:table-cell table:style-name="Table1.C2" office:value-type="string">
            <text:p text:style-name="P11">Added method to set quiz title when generating a quiz. Methods prompts user to enter a new title that is not equal to any existing quiz titles.</text:p>
          </table:table-cell>
        </table:table-row>
        <table:table-row table:style-name="Table1.10">
          <table:table-cell table:style-name="Table1.A2" office:value-type="string">
            <text:p text:style-name="P11">QuizIO → GenerateQuiz</text:p>
          </table:table-cell>
          <table:table-cell table:style-name="Table1.A2" office:value-type="string">
            <text:p text:style-name="P11">21/03/23</text:p>
          </table:table-cell>
          <table:table-cell table:style-name="Table1.C2" office:value-type="string">
            <text:p text:style-name="P11">Split QuizIO into two files, one for the generation of a quiz and one for taking the quiz.</text:p>
          </table:table-cell>
        </table:table-row>
        <table:table-row table:style-name="Table1.10">
          <table:table-cell table:style-name="Table1.A2" office:value-type="string">
            <text:p text:style-name="P11">Listing.<text:span text:style-name="T3">queryLength</text:span></text:p>
          </table:table-cell>
          <table:table-cell table:style-name="Table1.A2" office:value-type="string">
            <text:p text:style-name="P12">22/03/23</text:p>
          </table:table-cell>
          <table:table-cell table:style-name="Table1.C2" office:value-type="string">
            <text:p text:style-name="P12">Added method to return array of question ids. Method takes in consideration if there are enough questions of the same type and/or topic when user selects quiz length. <text:span text:style-name="T31">Lets user know if there aren’t enough questions and sets the quiz length to length of questions queried.</text:span></text:p>
          </table:table-cell>
        </table:table-row>
        <table:table-row table:style-name="Table1.10">
          <table:table-cell table:style-name="Table1.A2" office:value-type="string">
            <text:p text:style-name="P12">Quiz constructor</text:p>
          </table:table-cell>
          <table:table-cell table:style-name="Table1.A2" office:value-type="string">
            <text:p text:style-name="P12">22/03/23</text:p>
          </table:table-cell>
          <table:table-cell table:style-name="Table1.C2" office:value-type="string">
            <text:p text:style-name="P12">Modified the initial value of j to be 4 since new fields have been added to the Quiz class. Allowing for this new fields to be ignored when setting the array of question ids to equal the qid columns in the Quizzes table. </text:p>
          </table:table-cell>
        </table:table-row>
        <table:table-row table:style-name="TableLine94104470860144">
          <table:table-cell table:style-name="Table1.A2" office:value-type="string">
            <text:p text:style-name="P12">Listing</text:p>
          </table:table-cell>
          <table:table-cell table:style-name="Table1.A2" office:value-type="string">
            <text:p text:style-name="P12">22/03/23</text:p>
          </table:table-cell>
          <table:table-cell table:style-name="Table1.C2" office:value-type="string">
            <text:p text:style-name="P12">Modified the query statements so when new quiz is being created it allows to select questions which have been previously answered. Made a second query statement for <text:s/>incorrect questions selections.</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2T18:27:19.327253828</meta:creation-date>
    <dc:date>2023-03-23T15:54:06.712573374</dc:date>
    <meta:editing-duration>PT4H13M6S</meta:editing-duration>
    <meta:editing-cycles>13</meta:editing-cycles>
    <meta:generator>LibreOffice/6.4.7.2$Linux_X86_64 LibreOffice_project/40$Build-2</meta:generator>
    <meta:document-statistic meta:table-count="1" meta:image-count="0" meta:object-count="0" meta:page-count="5" meta:paragraph-count="118" meta:word-count="1845" meta:character-count="11083" meta:non-whitespace-character-count="9342"/>
  </office:meta>
</office:document-meta>
</file>